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3.4632in"/>
    </style:style>
    <style:style style:name="Table1.B" style:family="table-column">
      <style:table-column-properties style:column-width="0.8653in"/>
    </style:style>
    <style:style style:name="Table1.C" style:family="table-column">
      <style:table-column-properties style:column-width="0.9625in"/>
    </style:style>
    <style:style style:name="Table1.D" style:family="table-column">
      <style:table-column-properties style:column-width="0.7688in"/>
    </style:style>
    <style:style style:name="Table1.E" style:family="table-column">
      <style:table-column-properties style:column-width="0.867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2" style:family="table-row">
      <style:table-row-properties style:min-row-height="0.5083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ARIAL" fo:font-size="13pt" style:font-size-asian="13pt" style:font-size-complex="13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Table_20_Contents">
      <style:text-properties style:font-name="ARIAL" fo:font-size="16pt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5" style:family="paragraph" style:parent-style-name="Standard">
      <style:text-properties style:font-name="ARIAL"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ARIAL" fo:font-size="16pt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ARIAL" fo:font-size="13pt" style:font-size-asian="13pt" style:font-size-complex="13pt"/>
    </style:style>
    <style:style style:name="P8" style:family="paragraph" style:parent-style-name="Standard">
      <style:paragraph-properties fo:margin-top="0.0598in" fo:margin-bottom="0.0598in" fo:line-height="100%" fo:text-align="start" style:justify-single-word="false" style:snap-to-layout-gri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normal" fo:background-color="#ffffff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/>
      <text:p text:style-name="P5">THÔNG TIN PHIẾU NHẬP</text:p>
      <text:p text:style-name="P5"/>
      <text:p text:style-name="P6">Mã Phiếu Nhập:<text:placeholder text:placeholder-type="text">&lt;o.name&gt;</text:placeholder><text:tab/><text:tab/><text:tab/><text:tab/><text:tab/></text:p>
      <text:p text:style-name="P6"><text:span text:style-name="T1"/></text:p>
      <text:p text:style-name="P6"><text:span text:style-name="T1">Mã Nhân Viên:</text:span> <text:placeholder text:placeholder-type="text">&lt;o.nhanvien_id.name&gt;</text:placeholder></text:p>
      <text:p text:style-name="P6"/>
      <text:p text:style-name="P6"><text:span text:style-name="T1">Mã Nhà Cung Cấp</text:span>: <text:placeholder text:placeholder-type="text">&lt;o.nhacungcap_id.name&gt;</text:placeholder></text:p>
      <text:p text:style-name="P7"/>
      <text:p text:style-name="P6"><text:span text:style-name="T1">Ngày Nhập</text:span><text:span text:style-name="T2">: </text:span><text:span text:style-name="T2"><text:placeholder text:placeholder-type="text">&lt;get_vietname_date(o.ngaynhap)&gt;</text:placeholder></text:span></text:p>
      <text:p text:style-name="P7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">STT</text:p>
          </table:table-cell>
          <table:table-cell table:style-name="Table1.A1" office:value-type="string">
            <text:p text:style-name="P4">Mã nguyên liệu</text:p>
          </table:table-cell>
          <table:table-cell table:style-name="Table1.A1" office:value-type="string">
            <text:p text:style-name="P4">Số lượng nhập</text:p>
          </table:table-cell>
          <table:table-cell table:style-name="Table1.A1" office:value-type="string">
            <text:p text:style-name="P4">Đơn giá</text:p>
          </table:table-cell>
          <table:table-cell table:style-name="Table1.E1" office:value-type="string">
            <text:p text:style-name="P4">Tổng cộng</text:p>
          </table:table-cell>
        </table:table-row>
        <table:table-row table:style-name="Table1.2">
          <table:table-cell table:style-name="Table1.A2" table:number-columns-spanned="5" office:value-type="string">
            <text:p text:style-name="P3"/>
            <text:p text:style-name="P8"><text:placeholder text:placeholder-type="text">&lt;for each="sequence,line in enumerate(o.chitiet_nhap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3"><text:placeholder text:placeholder-type="text">&lt;sequence+1&gt;</text:placeholder></text:p>
          </table:table-cell>
          <table:table-cell table:style-name="Table1.A3" office:value-type="string">
            <text:p text:style-name="P3"><text:placeholder text:placeholder-type="text">&lt;line.nguyenlieu_id.name&gt;</text:placeholder></text:p>
          </table:table-cell>
          <table:table-cell table:style-name="Table1.A3" office:value-type="string">
            <text:p text:style-name="P3"><text:placeholder text:placeholder-type="text">&lt;line.slnhap&gt;</text:placeholder></text:p>
          </table:table-cell>
          <table:table-cell table:style-name="Table1.A3" office:value-type="string">
            <text:p text:style-name="P3"><text:placeholder text:placeholder-type="text">&lt;line.dongia&gt;</text:placeholder></text:p>
          </table:table-cell>
          <table:table-cell table:style-name="Table1.A2" office:value-type="string">
            <text:p text:style-name="P3"><text:placeholder text:placeholder-type="text">&lt;line.tong&gt;</text:placeholder></text:p>
          </table:table-cell>
        </table:table-row>
        <table:table-row>
          <table:table-cell table:style-name="Table1.A2" table:number-columns-spanned="5" office:value-type="string">
            <text:p text:style-name="P3"/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><text:placeholder text:placeholder-type="text">&lt;o.amount_untaxed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4-11-08T21:17:45</meta:creation-date>
    <meta:generator>LibreOffice/3.5$Linux_x86 LibreOffice_project/350m1$Build-2</meta:generator>
    <dc:date>2014-11-10T09:00:13</dc:date>
    <dc:creator>phuoc </dc:creator>
    <meta:editing-duration>PT2H54M58S</meta:editing-duration>
    <meta:editing-cycles>31</meta:editing-cycles>
    <meta:document-statistic meta:table-count="1" meta:image-count="0" meta:object-count="0" meta:page-count="1" meta:paragraph-count="18" meta:word-count="46" meta:character-count="373" meta:non-whitespace-character-count="340"/>
  </office:meta>
</office:document-meta>
</file>